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4000004D05B7BDB2AD2948E4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Kamran" svg:font-family="IRKamr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IRKamran" fo:font-size="44pt" style:font-size-asian="44pt" style:font-name-complex="IRKamran" style:font-size-complex="44pt"/>
    </style:style>
    <style:style style:name="T1" style:family="text">
      <style:text-properties style:font-name="IRKamran" fo:font-size="44pt" style:font-size-asian="44pt" style:font-name-complex="IRKamran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06cm" svg:height="10.43cm" svg:x="4.996cm" svg:y="9.634cm">
          <draw:image xlink:href="Pictures/1000000000000514000004D05B7BDB2AD2948E4A.jpg" xlink:type="simple" xlink:show="embed" xlink:actuate="onLoad">
            <text:p/>
          </draw:image>
        </draw:frame>
        <draw:frame draw:style-name="gr2" draw:text-style-name="P2" draw:layer="layout" svg:width="4.367cm" svg:height="2.08cm" svg:x="8.533cm" svg:y="20.5cm">
          <draw:text-box>
            <text:p><text:span text:style-name="T1">ب</text:span><text:span text:style-name="T1">ر</text:span><text:span text:style-name="T1">گ</text:span><text:span text:style-name="T1"> </text:span><text:span text:style-name="T1">س</text:span><text:span text:style-name="T1">و</text:span><text:span text:style-name="T1">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Kamran" svg:font-family="IRKamr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5T22:43:58.415403970</dc:date>
    <meta:editing-duration>PT2M5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